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3C00000054A92168DC8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er_20_defecte">
        <draw:frame draw:style-name="gr1" draw:text-style-name="P1" draw:layer="layout" svg:width="21.984cm" svg:height="30.596cm" svg:x="-0.084cm" svg:y="-0.711cm">
          <draw:image xlink:href="Pictures/10000000000003C00000054A92168DC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n </meta:initial-creator>
    <meta:creation-date>2012-11-24T19:20:41</meta:creation-date>
    <dc:date>2012-11-24T19:44:06</dc:date>
    <dc:creator>joan </dc:creator>
    <meta:editing-duration>P0D</meta:editing-duration>
    <meta:editing-cycles>2</meta:editing-cycles>
    <meta:generator>LibreOffice/3.5$Linux_x86 LibreOffice_project/350m1$Build-2</meta:generator>
    <meta:document-statistic meta:object-count="1"/>
  </office:meta>
</office:document-meta>
</file>